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3841802369011" calcext:value-type="float">
            <text:p>58.3841802369</text:p>
          </table:table-cell>
          <table:table-cell office:value-type="float" office:value="2.1822521540758" calcext:value-type="float">
            <text:p>2.1822521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4.1918571833815" calcext:value-type="float">
            <text:p>-34.1918571834</text:p>
          </table:table-cell>
          <table:table-cell office:value-type="float" office:value="17.0745002183923" calcext:value-type="float">
            <text:p>17.0745002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.5058992287587" calcext:value-type="float">
            <text:p>66.5058992288</text:p>
          </table:table-cell>
          <table:table-cell office:value-type="float" office:value="11.0538829021828" calcext:value-type="float">
            <text:p>11.0538829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4.9670685919793" calcext:value-type="float">
            <text:p>-14.967068592</text:p>
          </table:table-cell>
          <table:table-cell office:value-type="float" office:value="1.65719785311374" calcext:value-type="float">
            <text:p>1.65719785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84289118784275" calcext:value-type="float">
            <text:p>-1.8428911878</text:p>
          </table:table-cell>
          <table:table-cell office:value-type="float" office:value="8.32251005287521" calcext:value-type="float">
            <text:p>8.32251005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5.4934619628225" calcext:value-type="float">
            <text:p>-35.4934619628</text:p>
          </table:table-cell>
          <table:table-cell office:value-type="float" office:value="7.60173911964036" calcext:value-type="float">
            <text:p>7.6017391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.7383156856239" calcext:value-type="float">
            <text:p>79.7383156856</text:p>
          </table:table-cell>
          <table:table-cell office:value-type="float" office:value="20.240514961683" calcext:value-type="float">
            <text:p>20.24051496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.6886509734685" calcext:value-type="float">
            <text:p>-11.6886509735</text:p>
          </table:table-cell>
          <table:table-cell office:value-type="float" office:value="6.59574905780091" calcext:value-type="float">
            <text:p>6.59574905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3.8841605612877" calcext:value-type="float">
            <text:p>-23.8841605613</text:p>
          </table:table-cell>
          <table:table-cell office:value-type="float" office:value="11.0853596225746" calcext:value-type="float">
            <text:p>11.0853596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3631348997351" calcext:value-type="float">
            <text:p>23.3631348997</text:p>
          </table:table-cell>
          <table:table-cell office:value-type="float" office:value="21.2783836936755" calcext:value-type="float">
            <text:p>21.27838369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1.9802782840037" calcext:value-type="float">
            <text:p>-31.980278284</text:p>
          </table:table-cell>
          <table:table-cell office:value-type="float" office:value="20.7807842066792" calcext:value-type="float">
            <text:p>20.78078420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.8433548290193" calcext:value-type="float">
            <text:p>55.843354829</text:p>
          </table:table-cell>
          <table:table-cell office:value-type="float" office:value="0.358841726076" calcext:value-type="float">
            <text:p>0.3588417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.4101363371067" calcext:value-type="float">
            <text:p>48.4101363371</text:p>
          </table:table-cell>
          <table:table-cell office:value-type="float" office:value="1.8891797035539" calcext:value-type="float">
            <text:p>1.8891797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4.0717270685722" calcext:value-type="float">
            <text:p>-24.0717270686</text:p>
          </table:table-cell>
          <table:table-cell office:value-type="float" office:value="5.68527302065673" calcext:value-type="float">
            <text:p>5.68527302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.0315657525409" calcext:value-type="float">
            <text:p>55.0315657525</text:p>
          </table:table-cell>
          <table:table-cell office:value-type="float" office:value="16.2553637127781" calcext:value-type="float">
            <text:p>16.2553637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9:16:25.36894323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 </meta:initial-creator>
    <meta:creation-date>2016-07-25T14:45:12.040850227</meta:creation-date>
    <dc:date>2018-03-27T19:19:33.638471454</dc:date>
    <meta:editing-duration>PT52M28S</meta:editing-duration>
    <meta:editing-cycles>20</meta:editing-cycles>
    <meta:generator>LibreOffice/5.1.6.2$Linux_X86_64 LibreOffice_project/10m0$Build-2</meta:generator>
    <meta:document-statistic meta:table-count="1" meta:cell-count="45" meta:object-count="0"/>
  </office:meta>
</office:document-meta>
</file>